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9.498541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22791666666667cm" style:use-optimal-column-width="true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72520833333333cm" style:use-optimal-column-width="true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2.88395833333333cm" style:use-optimal-column-width="true"/>
    </style:style>
    <style:style style:name="co14" style:family="table-column">
      <style:table-column-properties fo:break-before="auto" style:column-width="2.619375cm" style:use-optimal-column-width="true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4">
            <text:p>Evénement - Niveau 1</text:p>
          </table:table-cell>
          <table:table-cell office:value-type="string" table:style-name="ce4">
            <text:p>Evénement - Niveau 2</text:p>
          </table:table-cell>
          <table:table-cell office:value-type="string" table:style-name="ce5">
            <text:p>Evénement - Niveau 3</text:p>
          </table:table-cell>
          <table:table-cell office:value-type="string" table:style-name="ce4">
            <text:p>Evénement - Niveau 4</text:p>
          </table:table-cell>
          <table:table-cell office:value-type="string" table:style-name="ce6">
            <text:p>Evénements</text:p>
          </table:table-cell>
          <table:table-cell office:value-type="string" table:style-name="ce8">
            <text:p>CT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VDN_241204_undersocial_journee_climat - undersocial</text:p>
          </table:table-cell>
          <table:table-cell office:value-type="string" table:style-name="ce2">
            <text:p>N/A</text:p>
          </table:table-cell>
          <table:table-cell office:value-type="float" office:value="430866" table:style-name="ce7">
            <text:p>430866</text:p>
          </table:table-cell>
          <table:table-cell office:value-type="percentage" office:value="1E-3" table:number-columns-spanned="1" table:number-rows-spanned="2" table:style-name="ce17">
            <text:p>0,10%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204_undersocial_journee_climat - undersocial</text:p>
          </table:table-cell>
          <table:table-cell office:value-type="string" table:style-name="ce2">
            <text:p>cta</text:p>
          </table:table-cell>
          <table:table-cell office:value-type="float" office:value="435" table:style-name="ce7">
            <text:p>435</text:p>
          </table:table-cell>
          <table:covered-table-cell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5">
            <text:p>Date d'envoi</text:p>
          </table:table-cell>
          <table:table-cell office:value-type="string" table:style-name="ce16">
            <text:p>Campagne</text:p>
          </table:table-cell>
          <table:table-cell office:value-type="string" table:style-name="ce15">
            <text:p>#Mails cibles</text:p>
          </table:table-cell>
          <table:table-cell office:value-type="string" table:style-name="ce15">
            <text:p>#Mails delivres</text:p>
          </table:table-cell>
          <table:table-cell office:value-type="string" table:style-name="ce15">
            <text:p>#Rebonds</text:p>
          </table:table-cell>
          <table:table-cell office:value-type="string" table:style-name="ce15">
            <text:p>Taux de delivrabilite</text:p>
          </table:table-cell>
          <table:table-cell office:value-type="string" table:style-name="ce15">
            <text:p>#Vues uniques</text:p>
          </table:table-cell>
          <table:table-cell office:value-type="string" table:style-name="ce15">
            <text:p>Taux d'ouverture</text:p>
          </table:table-cell>
          <table:table-cell office:value-type="string" table:style-name="ce15">
            <text:p>#Clics uniques</text:p>
          </table:table-cell>
          <table:table-cell office:value-type="string" table:style-name="ce15">
            <text:p>Taux de clic</text:p>
          </table:table-cell>
          <table:table-cell office:value-type="string" table:style-name="ce15">
            <text:p>Taux de reactivite</text:p>
          </table:table-cell>
          <table:table-cell office:value-type="string" table:style-name="ce15">
            <text:p>Taux de desabo</text:p>
          </table:table-cell>
          <table:table-cell table:number-columns-repeated="16372"/>
        </table:table-row>
        <table:table-row table:style-name="ro2">
          <table:table-cell office:value-type="date" office:date-value="2024-12-08T00:00:00" table:style-name="ce13">
            <text:p>08/12/2024</text:p>
          </table:table-cell>
          <table:table-cell office:value-type="string" table:style-name="ce12">
            <text:p>VDN_20241208_com_journeeclimat</text:p>
          </table:table-cell>
          <table:table-cell office:value-type="float" office:value="571109" table:style-name="ce11">
            <text:p>571109</text:p>
          </table:table-cell>
          <table:table-cell office:value-type="float" office:value="570779" table:style-name="ce11">
            <text:p>570779</text:p>
          </table:table-cell>
          <table:table-cell office:value-type="float" office:value="330" table:style-name="ce11">
            <text:p>330</text:p>
          </table:table-cell>
          <table:table-cell office:value-type="percentage" office:value="0.99939999999999996" table:style-name="ce14">
            <text:p>99,94%</text:p>
          </table:table-cell>
          <table:table-cell office:value-type="float" office:value="81744" table:style-name="ce11">
            <text:p>81744</text:p>
          </table:table-cell>
          <table:table-cell office:value-type="percentage" office:value="0.14319999999999999" table:style-name="ce14">
            <text:p>14,32%</text:p>
          </table:table-cell>
          <table:table-cell office:value-type="float" office:value="2193" table:style-name="ce11">
            <text:p>2193</text:p>
          </table:table-cell>
          <table:table-cell office:value-type="percentage" office:value="3.8E-3" table:style-name="ce14">
            <text:p>0,38%</text:p>
          </table:table-cell>
          <table:table-cell office:value-type="percentage" office:value="2.6800000000000001E-2" table:style-name="ce14">
            <text:p>2,68%</text:p>
          </table:table-cell>
          <table:table-cell office:value-type="percentage" office:value="0" table:style-name="ce14">
            <text:p>0,00%</text:p>
          </table:table-cell>
          <table:table-cell table:number-columns-repeated="1637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2-22T11:01:58Z</meta:creation-date>
    <dc:date>2025-02-22T11:09:52Z</dc:date>
  </office:meta>
</office:document-meta>
</file>